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fo:font-style="normal" officeooo:rsid="00737291" officeooo:paragraph-rsid="00551ce7" style:font-style-asian="normal" style:font-style-complex="normal"/>
    </style:style>
    <style:style style:name="P6" style:family="paragraph" style:parent-style-name="Text_20_body">
      <style:text-properties officeooo:paragraph-rsid="00551ce7"/>
    </style:style>
    <style:style style:name="P7" style:family="paragraph" style:parent-style-name="DocCode">
      <style:text-properties officeooo:paragraph-rsid="00577a4f"/>
    </style:style>
    <style:style style:name="P8" style:family="paragraph" style:parent-style-name="DocText">
      <style:text-properties officeooo:paragraph-rsid="00577a4f"/>
    </style:style>
    <style:style style:name="P9" style:family="paragraph" style:parent-style-name="DocNote">
      <style:text-properties officeooo:paragraph-rsid="00551ce7"/>
    </style:style>
    <style:style style:name="P10" style:family="paragraph" style:parent-style-name="DocHeading2">
      <style:text-properties officeooo:paragraph-rsid="00577a4f"/>
    </style:style>
    <style:style style:name="P11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12" style:family="paragraph" style:parent-style-name="Text_20_body">
      <style:text-properties officeooo:paragraph-rsid="00577a4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fo:font-style="normal" officeooo:rsid="007434e2" style:font-style-asian="normal" style:font-style-complex="normal"/>
    </style:style>
    <style:style style:name="T4" style:family="text">
      <style:text-properties fo:font-style="normal" officeooo:rsid="0076f5bc" style:font-style-asian="normal" style:font-style-complex="normal"/>
    </style:style>
    <style:style style:name="T5" style:family="text">
      <style:text-properties fo:font-style="normal" officeooo:rsid="00737291" style:font-style-asian="normal" style:font-style-complex="normal"/>
    </style:style>
    <style:style style:name="T6" style:family="text">
      <style:text-properties officeooo:rsid="00565a48"/>
    </style:style>
    <style:style style:name="T7" style:family="text">
      <style:text-properties officeooo:rsid="00577a4f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11"><text:title>Custom Coded Functions</text:title></text:p>
      <text:h text:style-name="DocHeading1" text:outline-level="1">Generic Math Functions Accessible by Sum() Function</text:h>
      <text:p text:style-name="P5">There are 50 generic math functions included in each equation of motion. <text:s/>These functions are available for the user to define. <text:s/>The important part is that these functions will update and evaluate with each loop of the sum() function. <text:s/><text:span text:style-name="T6">This allows you to combine multiple math expressions and store them within a single custom function. <text:s/>The sum function can then access this custom function and update it for every evaluation of the sum loop.</text:span></text:p>
      <text:p text:style-name="P6"><text:span text:style-name="T5">The functions are simply named func1() through func50() <text:s/></text:span><text:span text:style-name="T3">There are only 50 of these included functions. <text:s/>Although the code can be easily modified to include more if needed. <text:s/>The functions will not accept any arguments as inputs. <text:s/>However, the equation of motion has enough other information available that the user should be able to obtain the necessary inputs without any function arguments.</text:span></text:p>
      <text:p text:style-name="P9"><text:span text:style-name="T3">If you want to ne</text:span><text:span text:style-name="T4">s</text:span><text:span text:style-name="T3">t summation functions, each summation function must be hidden inside one of these generic functions. <text:s/>This ensures each summation function gets called for each iteration.</text:span></text:p>
      <text:h text:style-name="DocHeading1" text:outline-level="1"><text:span text:style-name="T7">Example of custom functions</text:span></text:h>
      <text:p text:style-name="P12"><text:span text:style-name="T7">The following example shows the function definitions for an equation of motion used in translation motions within the 6DOF motion model. <text:s/>These demonstrate the various ways that you can use custom functions.</text:span></text:p>
      <text:h text:style-name="P10" text:outline-level="2"><text:span text:style-name="T7">use to Combine Math Expressions</text:span></text:h>
      <text:p text:style-name="P12"><text:span text:style-name="T7">This example combines other math expressions to present a single function for the sum() function to evaluate. <text:s/>Only the function definition is shown here, not its implementation.</text:span></text:p>
      <text:p text:style-name="DocCode"><text:span text:style-name="T7">//Custom function definitions</text:span></text:p>
      <text:p text:style-name="DocCode"><text:span text:style-name="T7"/></text:p>
      <text:p text:style-name="DocCode"><text:span text:style-name="T7">//--------------------- Function Separator ------------------------------</text:span></text:p>
      <text:p text:style-name="DocCode"><text:span text:style-name="T7">std::complex&lt;double&gt; EqnTranslation::Func1()</text:span></text:p>
      <text:p text:style-name="DocCode"><text:span text:style-name="T7">{</text:span></text:p>
      <text:p text:style-name="DocCode"><text:span text:style-name="T7"><text:s text:c="4"/>//ForceReact_hydro</text:span></text:p>
      <text:p text:style-name="DocCode"><text:span text:style-name="T7"><text:s text:c="4"/>return ForceReact_hydro(ord(),var()) * Ddt(var(),ord());</text:span></text:p>
      <text:p text:style-name="DocCode"><text:span text:style-name="T7">}</text:span></text:p>
      <text:p text:style-name="DocCode"><text:span text:style-name="T7"/></text:p>
      <text:p text:style-name="DocText"><text:span text:style-name="T7"/></text:p>
      <text:h text:style-name="P10" text:outline-level="2"><text:soft-page-break/><text:span text:style-name="T7">Use to Nest Sum() Functions</text:span></text:h>
      <text:p text:style-name="P12"><text:span text:style-name="T7">The next example shows how a Sum() function was planted inside one of these custom functions. <text:s/>That custom function can then be used as the argument to another Sum() function. <text:s/>This effectively nests them to create a double summation.</text:span></text:p>
      <text:p text:style-name="DocWarning"><text:span text:style-name="T7">The two summation functions must use different indexes for the code to work correctly.</text:span></text:p>
      <text:p text:style-name="P7"><text:span text:style-name="T7">//--------------------- Function Separator ------------------------------</text:span></text:p>
      <text:p text:style-name="DocCode"><text:span text:style-name="T7">std::complex&lt;double&gt; EqnTranslation::Func2()</text:span></text:p>
      <text:p text:style-name="DocCode"><text:span text:style-name="T7">{</text:span></text:p>
      <text:p text:style-name="DocCode"><text:span text:style-name="T7"><text:s text:c="4"/>//ForceReact_hydro</text:span></text:p>
      <text:p text:style-name="DocCode"><text:span text:style-name="T7"><text:s text:c="4"/>return Sum("Func1()", "var", 1, 6);</text:span></text:p>
      <text:p text:style-name="DocCode"><text:span text:style-name="T7">}</text:span></text:p>
      <text:p text:style-name="DocCode"><text:span text:style-name="T7"/></text:p>
      <text:p text:style-name="DocText"><text:span text:style-name="T7"/></text:p>
      <text:h text:style-name="P10" text:outline-level="2"><text:span text:style-name="T7">Combining Nested Summation and Math Expressions</text:span></text:h>
      <text:p text:style-name="P12"><text:span text:style-name="T7">The following example shows three custom functions working together. <text:s/>Function 5 defines a math equation.</text:span></text:p>
      <text:p text:style-name="P7"><text:span text:style-name="T7">//--------------------- Function Separator ------------------------------</text:span></text:p>
      <text:p text:style-name="DocCode"><text:span text:style-name="T7">std::complex&lt;double&gt; EqnTranslation::Func5()</text:span></text:p>
      <text:p text:style-name="DocCode"><text:span text:style-name="T7">{</text:span></text:p>
      <text:p text:style-name="DocCode"><text:span text:style-name="T7"><text:s text:c="4"/>//ForceCross_hydro</text:span></text:p>
      <text:p text:style-name="DocCode"><text:span text:style-name="T7"><text:s text:c="4"/>return ForceCross_hydro(body(),ord(),var()) * Ddt(var(),ord(),body());</text:span></text:p>
      <text:p text:style-name="DocCode"><text:span text:style-name="T7">}</text:span></text:p>
      <text:p text:style-name="DocCode"><text:span text:style-name="T7"/></text:p>
      <text:p text:style-name="DocText"><text:span text:style-name="T7"/></text:p>
      <text:p text:style-name="P8"><text:span text:style-name="T7">Function 9 then sums that math equation over the index “var”.</text:span></text:p>
      <text:p text:style-name="P7"><text:span text:style-name="T7">//--------------------- Function Separator ------------------------------</text:span></text:p>
      <text:p text:style-name="P7"><text:span text:style-name="T7">std::complex&lt;double&gt; EqnTranslation::Func9()</text:span></text:p>
      <text:p text:style-name="P7"><text:span text:style-name="T7">{</text:span></text:p>
      <text:p text:style-name="P7"><text:span text:style-name="T7"><text:s text:c="4"/>//ForceCross_hydro</text:span></text:p>
      <text:p text:style-name="P7"><text:span text:style-name="T7"><text:s text:c="4"/>return Sum("Func5()", "var", 1, 6);</text:span></text:p>
      <text:p text:style-name="P7"><text:span text:style-name="T7">}</text:span></text:p>
      <text:p text:style-name="P7"><text:span text:style-name="T7"/></text:p>
      <text:p text:style-name="P8"><text:span text:style-name="T7"/></text:p>
      <text:p text:style-name="P8"><text:span text:style-name="T7">Function 6 then nests function 9 in another summation loop and applies another math equation.</text:span></text:p>
      <text:p text:style-name="P7"><text:span text:style-name="T7">//--------------------- Function Separator ------------------------------</text:span></text:p>
      <text:p text:style-name="DocCode"><text:span text:style-name="T7">std::complex&lt;double&gt; EqnTranslation::Func6()</text:span></text:p>
      <text:p text:style-name="DocCode"><text:span text:style-name="T7">{</text:span></text:p>
      <text:p text:style-name="DocCode"><text:span text:style-name="T7"><text:s text:c="4"/>//ForceCross_hydro</text:span></text:p>
      <text:p text:style-name="DocCode"><text:span text:style-name="T7"><text:s text:c="4"/>return Kronecker(curbody(),body(),true) *</text:span></text:p>
      <text:p text:style-name="DocCode"><text:span text:style-name="T7"><text:s text:c="12"/>Sum("Func9()", "ord", 0, 2);</text:span></text:p>
      <text:p text:style-name="DocCode"><text:span text:style-name="T7">}</text:span></text:p>
      <text:p text:style-name="DocText"><text:span text:style-name="T7"/></text:p>
      <text:p text:style-name="P8"><text:span text:style-name="T7">This flexibility of combinations shows the real power of custom math functions. <text:s/>It also demonstrates that the functions do not need to be utilized in any particular order. <text:s/>You not need to use all the functions. <text:s/>Only use as many as your require.</text:span></text:p>
      <text:h text:style-name="P10" text:outline-level="2"><text:soft-page-break/><text:span text:style-name="T7">Define A Blank Function</text:span></text:h>
      <text:p text:style-name="P8"><text:span text:style-name="T7">Although you do not need to use all the functions, every function (Func1() through Func50) must have a definition. <text:s/>This keeps the C++ compiler happy when it turns your code into a working program. <text:s/>And we like happy compilers; they give us functional programs.</text:span></text:p>
      <text:p text:style-name="P8"><text:span text:style-name="T7">The following example shows how to define a blank custom function when you are not using it. <text:s/>It just needs to return some output value. <text:s/>And the output value must be a complex number, because all the functions return complex number data types.</text:span></text:p>
      <text:p text:style-name="P7"><text:span text:style-name="T7">//--------------------- Function Separator ------------------------------</text:span></text:p>
      <text:p text:style-name="DocCode"><text:span text:style-name="T7">std::complex&lt;double&gt; EqnTranslation::Func11()</text:span></text:p>
      <text:p text:style-name="DocCode"><text:span text:style-name="T7">{</text:span></text:p>
      <text:p text:style-name="DocCode"><text:span text:style-name="T7"><text:s text:c="4"/>return complex&lt;double&gt;(0,0);</text:span></text:p>
      <text:p text:style-name="DocCode"><text:span text:style-name="T7">}</text:span></text:p>
      <text:p text:style-name="DocText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U04-0100.0020.0003_custom_functions.odt</text:file-name></text:span><text:tab/> <text:a xlink:type="simple" xlink:href="http://www.dmsonline.us/"><text:span text:style-name="MT1">www.dmsonline.us</text:span></text:a><text:tab/>Page <text:page-number text:select-page="current">3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U04-0100.0020.0003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7T08:54:23</meta:creation-date>
    <meta:editing-cycles>4</meta:editing-cycles>
    <meta:editing-duration>PT12M59S</meta:editing-duration>
    <dc:description>Description of custom math functions and how they interact with other elements of the program.</dc:description>
    <dc:subject>U04-0100.0020.0003</dc:subject>
    <dc:title>Custom Coded Functions</dc:title>
    <dc:date>2014-04-27T13:36:34</dc:date>
    <meta:document-statistic meta:table-count="0" meta:image-count="0" meta:object-count="0" meta:page-count="3" meta:paragraph-count="61" meta:word-count="580" meta:character-count="4300" meta:non-whitespace-character-count="3702"/>
    <meta:user-defined meta:name="Info 1"/>
    <meta:user-defined meta:name="Info 2"/>
    <meta:user-defined meta:name="Info 3"/>
    <meta:user-defined meta:name="Info 4"/>
  </office:meta>
</office:document-meta>
</file>